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text-properties fo:font-weight="bold" officeooo:rsid="0019da88" officeooo:paragraph-rsid="0019da88" style:font-weight-asian="bold" style:font-weight-complex="bold"/>
    </style:style>
    <style:style style:name="P2" style:family="paragraph" style:parent-style-name="Standard">
      <style:paragraph-properties fo:line-height="200%" fo:text-align="justify" style:justify-single-word="false"/>
      <style:text-properties fo:font-weight="bold" officeooo:rsid="0019da88" officeooo:paragraph-rsid="001a5068" style:font-weight-asian="bold" style:font-weight-complex="bold"/>
    </style:style>
    <style:style style:name="P3" style:family="paragraph" style:parent-style-name="Standard">
      <style:paragraph-properties fo:line-height="200%" fo:text-align="justify" style:justify-single-word="false"/>
      <style:text-properties fo:font-weight="bold" officeooo:rsid="0019da88" officeooo:paragraph-rsid="001b046b" style:font-weight-asian="bold" style:font-weight-complex="bold"/>
    </style:style>
    <style:style style:name="P4" style:family="paragraph" style:parent-style-name="Standard">
      <style:paragraph-properties fo:line-height="150%" fo:text-align="end" style:justify-single-word="false"/>
      <style:text-properties style:font-name="Times New Roman" officeooo:rsid="0019da88" officeooo:paragraph-rsid="0019da88"/>
    </style:style>
    <style:style style:name="P5" style:family="paragraph" style:parent-style-name="Standard">
      <style:paragraph-properties fo:line-height="150%" fo:text-align="center" style:justify-single-word="false"/>
      <style:text-properties style:font-name="Times New Roman" fo:font-size="14pt" fo:font-weight="bold" officeooo:rsid="0019da88" officeooo:paragraph-rsid="0019da88" style:font-size-asian="14pt" style:font-weight-asian="bold" style:font-size-complex="14pt" style:font-weight-complex="bold"/>
    </style:style>
    <style:style style:name="P6" style:family="paragraph" style:parent-style-name="Standard">
      <style:paragraph-properties fo:line-height="200%" fo:text-align="justify" style:justify-single-word="false"/>
      <style:text-properties fo:font-weight="normal" officeooo:rsid="001a5068" officeooo:paragraph-rsid="001a5068" style:font-weight-asian="normal" style:font-weight-complex="normal"/>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weight="normal" officeooo:rsid="001a5068" style:font-weight-asian="normal" style:font-weight-complex="normal"/>
    </style:style>
    <style:style style:name="T4" style:family="text">
      <style:text-properties style:font-name="Times New Roman" fo:font-weight="normal" officeooo:rsid="001b046b" style:font-weight-asian="normal" style:font-weight-complex="normal"/>
    </style:style>
    <style:style style:name="T5" style:family="text">
      <style:text-properties style:font-name="Times New Roman" fo:font-weight="normal" officeooo:rsid="001c6d71" style:font-weight-asian="normal" style:font-weight-complex="normal"/>
    </style:style>
    <style:style style:name="T6" style:family="text">
      <style:text-properties style:font-name="Times New Roman" officeooo:rsid="001b046b"/>
    </style:style>
    <style:style style:name="T7" style:family="text">
      <style:text-properties style:font-name="Times New Roman" officeooo:rsid="001a506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HP Assigment Report</text:p>
      <text:p text:style-name="P4">Sergio Yanez</text:p>
      <text:p text:style-name="P4">cs3360</text:p>
      <text:p text:style-name="P4">02/28/18</text:p>
      <text:p text:style-name="P1"><text:span text:style-name="T1">Website URL: </text:span><text:a xlink:type="simple" xlink:href="http://cs3360.cs.utep.edu/sjyanez/phpProject" text:style-name="Internet_20_link" text:visited-style-name="Visited_20_Internet_20_Link"><text:span text:style-name="T2">http://cs3360.cs.utep.edu/sjyanez/phpProject</text:span></text:a><text:span text:style-name="T2">. </text:span></text:p>
      <text:p text:style-name="P1"><text:span text:style-name="T2"/></text:p>
      <text:p text:style-name="P1"><text:span text:style-name="T1">Description. </text:span></text:p>
      <text:p text:style-name="P2"><text:span text:style-name="T2"><text:tab/>The </text:span><text:span text:style-name="T3">whole project</text:span><text:span text:style-name="T2"> consists of mainly 3 different websites: “DextraMusic”, “SinisterTunes”, and <text:s/>Omni. The first two being music stores, and the last one being a service to store all your purchased music no matter the source. The design comes </text:span><text:span text:style-name="T3">in the idea</text:span><text:span text:style-name="T2"> of being able to add songs from music stores, one by one or by bulk. Being able to organize songs into playlists without limit of the number of playlists and songs in each of them. </text:span><text:span text:style-name="T3">Multiple users with different music lists and purchases is another feature included in <text:s/>Omni. This is broken into three different sections, My library, Account, and Purchase. My library allows to organize music into playlists and remove songs you don’t want anymore in each of them. Account allows to switch and create users for Omni. And purchase works as an intermediate to the two music stores available.</text:span></text:p>
      <text:p text:style-name="P3"><text:span text:style-name="T3"><text:tab/>Both <text:s/>DextraMusic and SinisterTunes can be thought as a same approach to design. You select all the song you want to purchase with </text:span><text:span text:style-name="T4">check boxes</text:span><text:span text:style-name="T3"> <text:s/></text:span><text:span text:style-name="T4">and add all <text:s/>selected music <text:s/>dirrectly to the user’s library ready to use.</text:span><text:span text:style-name="T5">0</text:span></text:p>
      <text:p text:style-name="P3"><text:span text:style-name="T7">Website Usage.</text:span></text:p>
      <text:p text:style-name="P6"><text:span text:style-name="T1"><text:tab/>Omni work in a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06:10:12.870000000</meta:creation-date>
    <dc:date>2018-02-28T08:27:41.242000000</dc:date>
    <meta:editing-duration>PT44M36S</meta:editing-duration>
    <meta:editing-cycles>1</meta:editing-cycles>
    <meta:document-statistic meta:table-count="0" meta:image-count="0" meta:object-count="0" meta:page-count="1" meta:paragraph-count="10" meta:word-count="199" meta:character-count="1212" meta:non-whitespace-character-count="1012"/>
    <meta:generator>LibreOffice/5.3.0.3$Windows_X86_64 LibreOffice_project/7074905676c47b82bbcfbea1aeefc84afe1c50e1</meta:generator>
  </office:meta>
</office:document-meta>
</file>